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5cm"/>
    </style:style>
    <style:style style:name="co2" style:family="table-column">
      <style:table-column-properties fo:break-before="auto" style:column-width="5.851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2.328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eb613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#eb613d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fo:background-color="#eb613d"/>
    </style:style>
    <style:style style:name="ce8" style:family="table-cell" style:parent-style-name="Default" style:data-style-name="N10107">
      <style:table-cell-properties fo:background-color="transparent"/>
    </style:style>
    <style:style style:name="ce9" style:family="table-cell" style:parent-style-name="Default" style:data-style-name="N10107">
      <style:table-cell-properties fo:background-color="#eb613d"/>
    </style:style>
    <style:style style:name="ce10" style:family="table-cell" style:parent-style-name="Default" style:data-style-name="N10107">
      <style:text-properties fo:font-weight="bold" style:font-weight-asian="bold" style:font-weight-complex="bold"/>
    </style:style>
    <style:style style:name="ce11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15" table:default-cell-style-name="ce2"/>
        <table:table-column table:style-name="co8" table:default-cell-style-name="ce2"/>
        <table:table-column table:style-name="co8" table:default-cell-style-name="Default"/>
        <table:table-row table:style-name="ro1">
          <table:table-cell table:style-name="ce1" office:value-type="string">
            <text:p>Terminvorschlag</text:p>
          </table:table-cell>
          <table:table-cell table:style-name="ce1" office:value-type="string">
            <text:p>Veranstaltung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Anz. TN</text:p>
          </table:table-cell>
          <table:table-cell table:style-name="ce1" office:value-type="string">
            <text:p>Gewinn</text:p>
          </table:table-cell>
          <table:table-cell table:style-name="ce1" office:value-type="string">
            <text:p>Hotelkosten (80% Ausbuchung)</text:p>
          </table:table-cell>
          <table:table-cell table:style-name="ce1" office:value-type="string">
            <text:p>Anzahlungen</text:p>
          </table:table-cell>
          <table:table-cell table:style-name="ce1" office:value-type="string">
            <text:p>Rechnungstellung</text:p>
          </table:table-cell>
          <table:table-cell table:style-name="ce1" office:value-type="string">
            <text:p>Guides</text:p>
          </table:table-cell>
          <table:table-cell table:style-name="ce1" table:number-columns-repeated="1014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8.03. - 25.03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000">
            <text:p>13.000,00 EUR</text:p>
          </table:table-cell>
          <table:table-cell office:value-type="string">
            <text:p>1. Feb 17: 30% / 18. Feb 70%</text:p>
          </table:table-cell>
          <table:table-cell table:number-columns-repeated="1017"/>
        </table:table-row>
        <table:table-row table:style-name="ro1">
          <table:table-cell office:value-type="string">
            <text:p>25.03. - 01.04.2017</text:p>
          </table:table-cell>
          <table:table-cell office:value-type="string">
            <text:p>Saisonauftakt Chiavari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6000">
            <text:p>6.000,00 EUR</text:p>
          </table:table-cell>
          <table:table-cell table:style-name="ce8" office:value-type="currency" office:currency="EUR" office:value="12000">
            <text:p>12.000,00 EUR</text:p>
          </table:table-cell>
          <table:table-cell office:value-type="string">
            <text:p>31. März 17: 100%</text:p>
          </table:table-cell>
          <table:table-cell table:number-columns-repeated="1017"/>
        </table:table-row>
        <table:table-row table:style-name="ro1">
          <table:table-cell office:value-type="string">
            <text:p>01.04. - 08.04.2017</text:p>
          </table:table-cell>
          <table:table-cell office:value-type="string">
            <text:p>Saisonauftakt Côte d‘Azur</text:p>
          </table:table-cell>
          <table:table-cell office:value-type="string">
            <text:p>Lukas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3650">
            <text:p>13.650,00 EUR</text:p>
          </table:table-cell>
          <table:table-cell office:value-type="string">
            <text:p>15. Feb 17: 30% / 1. März 70%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16.04 - 18.04.2017</text:p>
          </table:table-cell>
          <table:table-cell table:style-name="ce3" office:value-type="string">
            <text:p>OSTERN</text:p>
          </table:table-cell>
          <table:table-cell table:style-name="ce3" table:number-columns-repeated="1021"/>
          <table:table-cell/>
        </table:table-row>
        <table:table-row table:style-name="ro1">
          <table:table-cell table:style-name="ce4" office:value-type="string">
            <text:p>28.04. - 01.05.2017</text:p>
          </table:table-cell>
          <table:table-cell table:style-name="ce4" office:value-type="string">
            <text:p>Trainingswochenende im Jura</text:p>
          </table:table-cell>
          <table:table-cell table:style-name="ce4" office:value-type="string">
            <text:p>Lukas / Lutz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4"/>
          <table:table-cell table:style-name="ce4" office:value-type="string">
            <text:p>01. April 17: 50% (Annahme)</text:p>
          </table:table-cell>
          <table:table-cell table:style-name="ce4" table:number-columns-repeated="1016"/>
          <table:table-cell/>
        </table:table-row>
        <table:table-row table:style-name="ro1">
          <table:table-cell table:style-name="ce4" office:value-type="string">
            <text:p>06.05. - 13.05.2017</text:p>
          </table:table-cell>
          <table:table-cell table:style-name="ce4" office:value-type="string">
            <text:p>Formaufbau in Ligurien</text:p>
          </table:table-cell>
          <table:table-cell table:style-name="ce4" office:value-type="string">
            <text:p>Lukas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 office:value-type="currency" office:currency="EUR" office:value="11000">
            <text:p>11.000,00 EUR</text:p>
          </table:table-cell>
          <table:table-cell table:style-name="ce4" office:value-type="string">
            <text:p>10. Mai 17: 100%</text:p>
          </table:table-cell>
          <table:table-cell table:style-name="ce4" table:number-columns-repeated="1016"/>
          <table:table-cell/>
        </table:table-row>
        <table:table-row table:style-name="ro1">
          <table:table-cell table:style-name="ce4" office:value-type="string">
            <text:p>20.05. - 27.05.2017</text:p>
          </table:table-cell>
          <table:table-cell table:style-name="ce4" office:value-type="string">
            <text:p>Vogesen</text:p>
          </table:table-cell>
          <table:table-cell table:style-name="ce4" office:value-type="string">
            <text:p>Hape</text:p>
          </table:table-cell>
          <table:table-cell table:style-name="ce4"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/>
          <table:table-cell table:style-name="ce4" table:number-columns-repeated="1017"/>
          <table:table-cell/>
        </table:table-row>
        <table:table-row table:style-name="ro1">
          <table:table-cell table:style-name="ce5" office:value-type="string">
            <text:p>25.05.2017</text:p>
          </table:table-cell>
          <table:table-cell table:style-name="ce3" office:value-type="string">
            <text:p>CHRISTI HIMMELFAHRT</text:p>
          </table:table-cell>
          <table:table-cell table:style-name="ce3" table:number-columns-repeated="1021"/>
          <table:table-cell/>
        </table:table-row>
        <table:table-row table:style-name="ro1">
          <table:table-cell table:style-name="ce5"/>
          <table:table-cell table:style-name="ce3" office:value-type="string">
            <text:p>Allgäu</text:p>
          </table:table-cell>
          <table:table-cell table:style-name="ce3" office:value-type="string">
            <text:p>Christian</text:p>
          </table:table-cell>
          <table:table-cell table:style-name="ce3" office:value-type="float" office:value="25">
            <text:p>25</text:p>
          </table:table-cell>
          <table:table-cell table:style-name="ce9" office:value-type="currency" office:currency="EUR" office:value="3000">
            <text:p>3.000,00 EUR</text:p>
          </table:table-cell>
          <table:table-cell table:style-name="ce3" table:number-columns-repeated="1018"/>
          <table:table-cell/>
        </table:table-row>
        <table:table-row table:style-name="ro1">
          <table:table-cell table:style-name="ce6" office:value-type="string">
            <text:p>03.06. - 10.06.2017</text:p>
          </table:table-cell>
          <table:table-cell office:value-type="string">
            <text:p>Toskana</text:p>
          </table:table-cell>
          <table:table-cell office:value-type="string">
            <text:p>Lutz</text:p>
          </table:table-cell>
          <table:table-cell office:value-type="float" office:value="35">
            <text:p>35</text:p>
          </table:table-cell>
          <table:table-cell table:style-name="ce8" office:value-type="currency" office:currency="EUR" office:value="7000">
            <text:p>7.000,00 EUR</text:p>
          </table:table-cell>
          <table:table-cell table:style-name="ce8" office:value-type="currency" office:currency="EUR" office:value="17000">
            <text:p>17.000,00 EUR</text:p>
          </table:table-cell>
          <table:table-cell office:value-type="string">
            <text:p>1. Feb 17: 30%</text:p>
          </table:table-cell>
          <table:table-cell table:style-name="ce6" office:value-type="date" office:date-value="2017-03-01">
            <text:p>01.03.17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03.06. - 05.06.2017</text:p>
          </table:table-cell>
          <table:table-cell table:style-name="ce3" office:value-type="string">
            <text:p>PFINGSTEN</text:p>
          </table:table-cell>
          <table:table-cell table:style-name="ce3" table:number-columns-repeated="1021"/>
          <table:table-cell/>
        </table:table-row>
        <table:table-row table:style-name="ro1">
          <table:table-cell office:value-type="string">
            <text:p>06.06. - 12.06.2017</text:p>
          </table:table-cell>
          <table:table-cell office:value-type="string">
            <text:p>SuperGiroDolomiti-Woche</text:p>
          </table:table-cell>
          <table:table-cell office:value-type="string">
            <text:p>Roli</text:p>
          </table:table-cell>
          <table:table-cell office:value-type="float" office:value="25">
            <text:p>2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11500">
            <text:p>11.500,00 EUR</text:p>
          </table:table-cell>
          <table:table-cell table:style-name="ce11" office:value-type="percentage" office:value="0">
            <text:p>0%</text:p>
          </table:table-cell>
          <table:table-cell table:number-columns-repeated="1017"/>
        </table:table-row>
        <table:table-row table:style-name="ro1">
          <table:table-cell office:value-type="string">
            <text:p>24.06. - 01.07.2017</text:p>
          </table:table-cell>
          <table:table-cell office:value-type="string">
            <text:p>Pässewoche im Südtirol</text:p>
          </table:table-cell>
          <table:table-cell office:value-type="string">
            <text:p>Ruth</text:p>
          </table:table-cell>
          <table:table-cell office:value-type="float" office:value="30">
            <text:p>30</text:p>
          </table:table-cell>
          <table:table-cell table:style-name="ce8" office:value-type="currency" office:currency="EUR" office:value="4500">
            <text:p>4.500,00 EUR</text:p>
          </table:table-cell>
          <table:table-cell table:number-columns-repeated="1019"/>
        </table:table-row>
        <table:table-row table:style-name="ro1">
          <table:table-cell office:value-type="string">
            <text:p>28.6. - 2.7.2017</text:p>
          </table:table-cell>
          <table:table-cell office:value-type="string">
            <text:p>TdF Bergisches Land</text:p>
          </table:table-cell>
          <table:table-cell office:value-type="string">
            <text:p>Lutz</text:p>
          </table:table-cell>
          <table:table-cell office:value-type="float" office:value="30">
            <text:p>30</text:p>
          </table:table-cell>
          <table:table-cell table:style-name="ce8" office:value-type="currency" office:currency="EUR" office:value="5000">
            <text:p>5.000,00 EUR</text:p>
          </table:table-cell>
          <table:table-cell table:number-columns-repeated="1019"/>
        </table:table-row>
        <table:table-row table:style-name="ro1">
          <table:table-cell office:value-type="string">
            <text:p>Ende Juli</text:p>
          </table:table-cell>
          <table:table-cell office:value-type="string">
            <text:p>Passau – Triest</text:p>
          </table:table-cell>
          <table:table-cell office:value-type="string">
            <text:p>Roli</text:p>
          </table:table-cell>
          <table:table-cell office:value-type="float" office:value="50">
            <text:p>50</text:p>
          </table:table-cell>
          <table:table-cell table:style-name="ce8" office:value-type="currency" office:currency="EUR" office:value="15000">
            <text:p>15.000,00 EUR</text:p>
          </table:table-cell>
          <table:table-cell table:style-name="ce8" office:value-type="currency" office:currency="EUR" office:value="33000">
            <text:p>33.000,00 EUR</text:p>
          </table:table-cell>
          <table:table-cell office:value-type="string">
            <text:p>1. April: 50%</text:p>
          </table:table-cell>
          <table:table-cell table:number-columns-repeated="1017"/>
        </table:table-row>
        <table:table-row table:style-name="ro1">
          <table:table-cell office:value-type="string">
            <text:p>Ende August</text:p>
          </table:table-cell>
          <table:table-cell office:value-type="string">
            <text:p>Mont Ventoux</text:p>
          </table:table-cell>
          <table:table-cell office:value-type="string">
            <text:p>Xandi</text:p>
          </table:table-cell>
          <table:table-cell office:value-type="float" office:value="20">
            <text:p>20</text:p>
          </table:table-cell>
          <table:table-cell table:style-name="ce8" office:value-type="currency" office:currency="EUR" office:value="5000">
            <text:p>5.000,00 EUR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>
            <text:p>24.08. - 27.08.2017</text:p>
          </table:table-cell>
          <table:table-cell office:value-type="string">
            <text:p>Ötztaler Wochenende + Vorbereitung Ende Juni</text:p>
          </table:table-cell>
          <table:table-cell office:value-type="string">
            <text:p>Roli</text:p>
          </table:table-cell>
          <table:table-cell office:value-type="float" office:value="17">
            <text:p>17</text:p>
          </table:table-cell>
          <table:table-cell table:style-name="ce8" office:value-type="currency" office:currency="EUR" office:value="5900">
            <text:p>5.900,00 EUR</text:p>
          </table:table-cell>
          <table:table-cell table:style-name="ce8" office:value-type="currency" office:currency="EUR" office:value="16500">
            <text:p>16.500,00 EUR</text:p>
          </table:table-cell>
          <table:table-cell table:number-columns-repeated="1018"/>
        </table:table-row>
        <table:table-row table:style-name="ro1">
          <table:table-cell office:value-type="string">
            <text:p>02.09. - 09.09.2017</text:p>
          </table:table-cell>
          <table:table-cell office:value-type="string">
            <text:p>Dolomiten</text:p>
          </table:table-cell>
          <table:table-cell office:value-type="string">
            <text:p>Roli</text:p>
          </table:table-cell>
          <table:table-cell office:value-type="float" office:value="26">
            <text:p>26</text:p>
          </table:table-cell>
          <table:table-cell table:style-name="ce8" office:value-type="currency" office:currency="EUR" office:value="10000">
            <text:p>10.000,00 EUR</text:p>
          </table:table-cell>
          <table:table-cell table:style-name="ce8" office:value-type="currency" office:currency="EUR" office:value="11500">
            <text:p>11.500,00 EUR</text:p>
          </table:table-cell>
          <table:table-cell office:value-type="string">
            <text:p>1. Feb 17: 20%, 1. August: 50%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09 bis 12.09.2017</text:p>
          </table:table-cell>
          <table:table-cell office:value-type="string">
            <text:p>Guidetreffen in Brixen</text:p>
          </table:table-cell>
          <table:table-cell office:value-type="string">
            <text:p>ALLE</text:p>
          </table:table-cell>
          <table:table-cell office:value-type="float" office:value="15">
            <text:p>15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office:value-type="string">
            <text:p>16.09. - 23.09.2017</text:p>
          </table:table-cell>
          <table:table-cell office:value-type="string">
            <text:p>Saisonausklang in Ligurien</text:p>
          </table:table-cell>
          <table:table-cell office:value-type="string">
            <text:p>Lukas</text:p>
          </table:table-cell>
          <table:table-cell office:value-type="float" office:value="15">
            <text:p>15</text:p>
          </table:table-cell>
          <table:table-cell table:style-name="ce8" office:value-type="currency" office:currency="EUR" office:value="3000">
            <text:p>3.000,00 EUR</text:p>
          </table:table-cell>
          <table:table-cell table:style-name="ce8" office:value-type="currency" office:currency="EUR" office:value="7000">
            <text:p>7.000,00 EUR</text:p>
          </table:table-cell>
          <table:table-cell office:value-type="string">
            <text:p>20. Sept 17: 100%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formula="of:=SUM([.D3:.D23])" office:value-type="float" office:value="438">
            <text:p>438</text:p>
          </table:table-cell>
          <table:table-cell table:style-name="ce10" table:formula="of:=SUM([.E2:.E23])" office:value-type="currency" office:currency="EUR" office:value="88400">
            <text:p>88.400,00 EUR</text:p>
          </table:table-cell>
          <table:table-cell table:style-name="ce10" table:formula="of:=SUM([.F2:.F23])" office:value-type="currency" office:currency="EUR" office:value="146150">
            <text:p>146.150,00 EUR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style-name="co4" table:default-cell-style-name="ce2"/>
        <table:table-column table:style-name="co8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5107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5107P0"/>
    </number:currency-style>
    <number:currency-style style:name="N5106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106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P0" style:volatile="true" number:language="de" number:country="AT">
      <number:number number:decimal-places="2" number:min-integer-digits="1" number:grouping="true"/>
      <number:text> </number:text>
      <number:currency-symbol number:language="de" number:country="AT">EUR</number:currency-symbol>
    </number:currency-style>
    <number:currency-style style:name="N10107" number:language="de" number:country="AT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AT">EUR</number:currency-symbol>
      <style:map style:condition="value()&gt;=0" style:apply-style-name="N10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12.02.2016</text:date>, <text:time>18:1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.4$Unix OpenOffice.org_project/</meta:generator>
    <meta:creation-date>2015-11-01T23:05:39Z</meta:creation-date>
    <dc:date>2016-02-12T18:14:13</dc:date>
    <meta:editing-cycles>13</meta:editing-cycles>
    <meta:editing-duration>PT00H42M26S</meta:editing-duration>
    <meta:document-statistic meta:table-count="3" meta:cell-count="122" meta:object-count="0"/>
  </office:meta>
</office:document-meta>
</file>